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file /var/log/message contains logs, we extract one line to see how this can be represented to finally provide an image.</text:p>
      <text:p text:style-name="Standard"/>
      <text:p text:style-name="Standard">Raw :</text:p>
      <text:p text:style-name="Listing">Dec 20 21:23:29 ellington setroubleshoot: SELinux is preventing /bin/bash "write" access to /var/lib/misc/prelink.quick. For complete SELinux messages. run sealert -l 28b5996f-4101-4cda-b1b7-b0def3134feb</text:p>
      <text:p text:style-name="Standard"/>
      <text:p text:style-name="Standard">Raw is translated to nraw automatically:</text:p>
      <text:list xml:id="list87224539" text:style-name="L1">
        <text:list-item>
          <text:p text:style-name="P1">use logan logtype discovery</text:p>
        </text:list-item>
        <text:list-item>
          <text:p text:style-name="P1">create a table that is a string list of the log elements :</text:p>
        </text:list-item>
      </text:list>
      <text:p text:style-name="Listing">table[0] = Dec 20 21:23:29</text:p>
      <text:p text:style-name="Listing">table[1] = ellington </text:p>
      <text:p text:style-name="Listing">table[2] = setroubleshoot </text:p>
      <text:p text:style-name="Listing">table[3] = SELinux is preventing /bin/bash "write" access to /var/lib/misc/prelink.quick. For complete SELinux messages. run sealert -l 28b5996f-4101-4cda-b1b7-b0def3134feb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adornments="Book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background-color="#ccffff" fo:padding="0.0201in" fo:border="0.0008in solid #000000" style:shadow="none">
        <style:tab-stops/>
        <style:background-image/>
      </style:paragraph-properties>
      <style:text-properties style:font-name="DejaVu Sans Mono" fo:font-size="10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ing" style:family="paragraph" style:parent-style-name="Text_20_body" style:next-style-name="Text_20_body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bastien Tricaud</meta:initial-creator>
    <meta:creation-date>2010-01-18T10:29:26</meta:creation-date>
    <dc:date>2010-01-18T10:49:08</dc:date>
    <dc:creator>Sebastien Tricaud</dc:creator>
    <meta:editing-duration>PT00H19M51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10" meta:word-count="98" meta:character-count="706"/>
  </office:meta>
</office:document-meta>
</file>